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0802CB16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12.598cm" style:use-optimal-column-width="false"/>
    </style:style>
    <style:style style:name="ro1" style:family="table-row">
      <style:table-row-properties style:row-height="1.106cm"/>
    </style:style>
    <style:style style:name="ro2" style:family="table-row">
      <style:table-row-properties style:row-height="1.915cm"/>
    </style:style>
    <style:style style:name="ro3" style:family="table-row">
      <style:table-row-properties style:row-height="1.919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 Present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is a text impress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esentation with a table</text:p>
          </draw:text-box>
        </draw:frame>
        <draw:frame draw:style-name="standard" draw:layer="layout" svg:width="25.197cm" svg:height="7.151cm" svg:x="1.402cm" svg:y="4.416cm" presentation:class="table" presentation:user-transformed="true">
          <table:table table:template-name="blue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>Header 1</text:p>
              </table:table-cell>
              <table:table-cell>
                <text:p>Header 2</text:p>
              </table:table-cell>
            </table:table-row>
            <table:table-row table:style-name="ro1" table:default-cell-style-name="ce1">
              <table:table-cell>
                <text:p>Value 1,1</text:p>
              </table:table-cell>
              <table:table-cell>
                <text:p>Value 1,2</text:p>
              </table:table-cell>
            </table:table-row>
            <table:table-row table:style-name="ro1" table:default-cell-style-name="ce1">
              <table:table-cell>
                <text:p>Value 2,1</text:p>
              </table:table-cell>
              <table:table-cell>
                <text:p>Value 2,2</text:p>
              </table:table-cell>
            </table:table-row>
            <table:table-row table:style-name="ro2" table:default-cell-style-name="ce1">
              <table:table-cell>
                <text:list text:style-name="L2">
                  <text:list-item>
                    <text:p>B1</text:p>
                  </text:list-item>
                  <text:list-item>
                    <text:p>B2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AA</text:p>
                  </text:list-item>
                  <text:list-item>
                    <text:p text:style-name="P1">BB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style-name="L3">
                  <text:list-item>
                    <text:p>N1</text:p>
                  </text:list-item>
                  <text:list-item>
                    <text:p>N2</text:p>
                  </text:list-item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</text:p>
          </draw:text-box>
        </draw:frame>
        <draw:frame presentation:style-name="pr5" draw:layer="layout" svg:width="25.199cm" svg:height="12.179cm" svg:x="1.401cm" svg:y="4.411cm" presentation:class="outline" presentation:user-transformed="true">
          <draw:text-box>
            <text:list text:style-name="L4">
              <text:list-item>
                <text:p>A</text:p>
                <text:list>
                  <text:list-item>
                    <text:p>A1</text:p>
                  </text:list-item>
                  <text:list-item>
                    <text:p>A2</text:p>
                  </text:list-item>
                </text:list>
              </text:list-item>
              <text:list-item>
                <text:p>B</text:p>
                <text:list>
                  <text:list-item>
                    <text:p>B1</text:p>
                    <text:list>
                      <text:list-item>
                        <text:p>B11</text:p>
                      </text:list-item>
                      <text:list-item>
                        <text:p>B12</text:p>
                      </text:list-item>
                    </text:list>
                  </text:list-item>
                  <text:list-item>
                    <text:p>B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</text:p>
          </draw:text-box>
        </draw:frame>
        <draw:frame draw:style-name="gr2" draw:text-style-name="P2" draw:layer="layout" svg:width="5.4cm" svg:height="5.4cm" svg:x="11.3cm" svg:y="7.8cm" presentation:class="graphic" presentation:user-transformed="true">
          <draw:image xlink:href="Pictures/1000020100000030000000300802CB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7:05:41.987922038</meta:creation-date>
    <dc:date>2014-04-11T09:23:32.920016730</dc:date>
    <meta:editing-duration>PT26M36S</meta:editing-duration>
    <meta:editing-cycles>7</meta:editing-cycles>
    <meta:generator>LibreOffice/4.2.3.3$Linux_X86_64 LibreOffice_project/420m0$Build-3</meta:generator>
    <meta:document-statistic meta:object-count="37"/>
  </office:meta>
</office:document-meta>
</file>